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office:font-face-decls>
  <office:automatic-styles>
    <style:style style:name="Table1" style:family="table">
      <style:table-properties style:width="18.147cm" fo:margin-left="-0.191cm" fo:margin-top="0cm" fo:margin-bottom="0cm" table:align="left" style:writing-mode="lr-tb"/>
    </style:style>
    <style:style style:name="Table1.A" style:family="table-column">
      <style:table-column-properties style:column-width="18.147cm"/>
    </style:style>
    <style:style style:name="Table1.1" style:family="table-row">
      <style:table-row-properties style:min-row-height="12.234cm" style:keep-together="true" fo:keep-together="auto"/>
    </style:style>
    <style:style style:name="Table1.A1" style:family="table-cell">
      <style:table-cell-properties style:border-line-width="0.035cm 0.035cm 0.035cm" fo:padding-left="0.191cm" fo:padding-right="0.191cm" fo:padding-top="0cm" fo:padding-bottom="0cm" fo:border="0.106cm double #e36c0a"/>
    </style:style>
    <style:style style:name="P1" style:family="paragraph" style:parent-style-name="Standard">
      <style:text-properties style:font-name="Times New Roman" fo:font-size="8pt" style:font-size-asian="8pt"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fo:orphans="0" fo:widows="0"/>
      <style:text-properties style:font-name="Times New Roman" fo:font-size="12pt" style:font-size-asian="12pt" style:font-size-complex="12pt"/>
    </style:style>
    <style:style style:name="P5" style:family="paragraph" style:parent-style-name="Standard">
      <style:paragraph-properties fo:orphans="0" fo:widows="0"/>
      <style:text-properties style:font-name="Times New Roman" fo:font-size="12pt" style:font-size-asian="12pt" style:font-size-complex="12pt"/>
    </style:style>
    <style:style style:name="P6" style:family="paragraph" style:parent-style-name="Standard">
      <style:paragraph-properties fo:line-height="115%" fo:orphans="0" fo:widows="0"/>
      <style:text-properties style:font-name="Times New Roman" fo:font-size="12pt" style:font-size-asian="12pt" style:font-size-complex="12pt"/>
    </style:style>
    <style:style style:name="P7" style:family="paragraph" style:parent-style-name="Standard">
      <style:paragraph-properties fo:line-height="150%"/>
      <style:text-properties style:font-name="Times New Roman" fo:font-size="12pt" style:font-size-asian="12pt" style:font-name-complex="Times New Roman1" style:font-size-complex="12pt"/>
    </style:style>
    <style:style style:name="P8" style:family="paragraph" style:parent-style-name="Standard">
      <style:paragraph-properties fo:line-height="115%"/>
      <style:text-properties style:font-name="Times New Roman" fo:font-size="12pt" fo:font-weight="bold" style:font-size-asian="12pt" style:font-weight-asian="bold" style:font-size-complex="12pt"/>
    </style:style>
    <style:style style:name="P9" style:family="paragraph" style:parent-style-name="Standard">
      <style:text-properties style:font-name="Times New Roman" fo:font-size="14pt" fo:font-weight="bold" style:font-size-asian="14pt" style:font-weight-asian="bold" style:font-size-complex="14pt"/>
    </style:style>
    <style:style style:name="P10" style:family="paragraph" style:parent-style-name="Standard">
      <style:text-properties style:font-name="Times New Roman" fo:font-size="15pt" fo:font-weight="bold" style:font-size-asian="15pt" style:font-weight-asian="bold" style:font-size-complex="15pt"/>
    </style:style>
    <style:style style:name="P11" style:family="paragraph" style:parent-style-name="Standard">
      <style:paragraph-properties fo:line-height="150%"/>
      <style:text-properties style:font-name="Times New Roman" fo:font-size="15pt" fo:font-weight="bold" style:font-size-asian="15pt" style:font-weight-asian="bold" style:font-name-complex="Times New Roman1" style:font-size-complex="15pt"/>
    </style:style>
    <style:style style:name="P12" style:family="paragraph" style:parent-style-name="Standard">
      <style:paragraph-properties>
        <style:tab-stops>
          <style:tab-stop style:position="4.948cm"/>
        </style:tab-stops>
      </style:paragraph-properties>
      <style:text-properties style:font-name="Times New Roman" style:font-name-complex="Times New Roman1"/>
    </style:style>
    <style:style style:name="P13" style:family="paragraph" style:parent-style-name="Standard">
      <style:paragraph-properties fo:text-align="justify" style:justify-single-word="false"/>
    </style:style>
    <style:style style:name="P14" style:family="paragraph" style:parent-style-name="Standard">
      <style:paragraph-properties fo:line-height="115%" fo:orphans="0" fo:widows="0"/>
    </style:style>
    <style:style style:name="P15" style:family="paragraph" style:parent-style-name="Standard">
      <style:paragraph-properties fo:text-align="justify" style:justify-single-word="false"/>
      <style:text-properties style:font-name="Verdana" fo:font-size="5pt" style:font-size-asian="5pt" style:font-size-complex="5pt"/>
    </style:style>
    <style:style style:name="P16" style:family="paragraph" style:parent-style-name="Standard">
      <style:paragraph-properties>
        <style:tab-stops>
          <style:tab-stop style:position="5.08cm"/>
        </style:tab-stops>
      </style:paragraph-properties>
    </style:style>
    <style:style style:name="P17" style:family="paragraph" style:parent-style-name="Standard">
      <style:paragraph-properties fo:orphans="0" fo:widows="0"/>
      <style:text-properties fo:text-transform="uppercase" style:font-name="Times New Roman" fo:font-size="8pt" fo:font-weight="bold" style:font-size-asian="8pt" style:font-weight-asian="bold" style:font-size-complex="8pt"/>
    </style:style>
    <style:style style:name="P18" style:family="paragraph" style:parent-style-name="Standard">
      <style:paragraph-properties fo:line-height="150%"/>
      <style:text-properties fo:font-size="15pt" style:font-size-asian="15pt" style:font-size-complex="15pt"/>
    </style:style>
    <style:style style:name="P19" style:family="paragraph" style:parent-style-name="Standard">
      <style:paragraph-properties fo:margin-top="0cm" fo:margin-bottom="0cm" style:line-height-at-least="0cm">
        <style:tab-stops>
          <style:tab-stop style:position="0.762cm"/>
        </style:tab-stops>
      </style:paragraph-properties>
    </style:style>
    <style:style style:name="P20" style:family="paragraph" style:parent-style-name="Standard">
      <style:paragraph-properties fo:margin-left="6.324cm" fo:margin-right="0cm" fo:line-height="115%" fo:orphans="0" fo:widows="0" fo:text-indent="-6.629cm" style:auto-text-indent="false">
        <style:tab-stops>
          <style:tab-stop style:position="0.318cm"/>
        </style:tab-stops>
      </style:paragraph-properties>
    </style:style>
    <style:style style:name="P21" style:family="paragraph" style:parent-style-name="Standard">
      <style:paragraph-properties fo:margin-left="6.324cm" fo:margin-right="0cm" fo:line-height="115%" fo:orphans="0" fo:widows="0" fo:text-indent="-6.629cm" style:auto-text-indent="false">
        <style:tab-stops>
          <style:tab-stop style:position="0.318cm"/>
        </style:tab-stops>
      </style:paragraph-properties>
      <style:text-properties style:font-name="Times New Roman" fo:font-size="12pt" style:font-size-asian="12pt" style:font-size-complex="12pt"/>
    </style:style>
    <style:style style:name="P22" style:family="paragraph" style:parent-style-name="Standard">
      <style:paragraph-properties fo:margin-left="6.324cm" fo:margin-right="0cm" fo:line-height="115%" fo:orphans="0" fo:widows="0" fo:text-indent="-6.629cm" style:auto-text-indent="false" fo:padding="0cm" fo:border="none">
        <style:tab-stops>
          <style:tab-stop style:position="0.318cm"/>
        </style:tab-stops>
      </style:paragraph-properties>
      <style:text-properties style:font-name="Times New Roman" fo:font-size="12pt" style:font-size-asian="12pt" style:font-size-complex="12pt"/>
    </style:style>
    <style:style style:name="P23" style:family="paragraph" style:parent-style-name="Standard">
      <style:paragraph-properties fo:line-height="115%" fo:orphans="0" fo:widows="0" fo:padding="0cm" fo:border="none"/>
    </style:style>
    <style:style style:name="P24" style:family="paragraph" style:parent-style-name="Standard">
      <style:paragraph-properties fo:line-height="115%" fo:padding="0cm" fo:border="none"/>
      <style:text-properties style:font-name="Times New Roman" fo:font-size="12pt" style:font-size-asian="12pt" style:font-size-complex="12pt"/>
    </style:style>
    <style:style style:name="P25" style:family="paragraph" style:parent-style-name="Standard">
      <style:paragraph-properties fo:line-height="115%" fo:orphans="0" fo:widows="0" fo:padding="0cm" fo:border="none"/>
      <style:text-properties style:font-name="Times New Roman" fo:font-size="12pt" style:font-size-asian="12pt" style:font-size-complex="12pt"/>
    </style:style>
    <style:style style:name="P26" style:family="paragraph" style:parent-style-name="Standard">
      <style:paragraph-properties fo:line-height="115%" fo:text-align="justify" style:justify-single-word="false" fo:padding="0cm" fo:border="none"/>
      <style:text-properties style:font-name="Times New Roman" fo:font-size="12pt" style:font-size-asian="12pt" style:font-size-complex="12pt"/>
    </style:style>
    <style:style style:name="P27" style:family="paragraph" style:parent-style-name="Standard">
      <style:paragraph-properties fo:margin-left="11.43cm" fo:margin-right="0cm" fo:text-indent="1.27cm" style:auto-text-indent="false"/>
      <style:text-properties fo:color="#0000ff" style:font-name="Times New Roman" fo:font-size="12pt" style:font-size-asian="12pt" style:font-size-complex="12pt"/>
    </style:style>
    <style:style style:name="P28" style:family="paragraph" style:parent-style-name="Standard">
      <style:paragraph-properties fo:text-align="justify" style:justify-single-word="false" fo:background-color="#c0c0c0">
        <style:background-image/>
      </style:paragraph-properties>
      <style:text-properties style:font-name="Times New Roman" fo:font-size="14pt" fo:font-weight="bold" style:font-size-asian="14pt" style:font-weight-asian="bold" style:font-name-complex="Times New Roman1" style:font-size-complex="14pt" style:font-weight-complex="bold"/>
    </style:style>
    <style:style style:name="P29" style:family="paragraph" style:parent-style-name="Standard">
      <style:paragraph-properties fo:margin-left="1.27cm" fo:margin-right="0cm" fo:line-height="115%" fo:text-align="justify" style:justify-single-word="false" fo:text-indent="0cm" style:auto-text-indent="false"/>
      <style:text-properties style:font-name="Times New Roman" fo:font-size="12pt" style:font-size-asian="12pt" style:font-size-complex="12pt"/>
    </style:style>
    <style:style style:name="P30" style:family="paragraph" style:parent-style-name="Standard">
      <style:paragraph-properties fo:margin-left="1.27cm" fo:margin-right="0cm" fo:hyphenation-ladder-count="no-limit" fo:text-indent="0cm" style:auto-text-indent="false"/>
      <style:text-properties fo:font-weight="bold" style:font-weight-asian="bold" style:font-weight-complex="bold" fo:hyphenate="false" fo:hyphenation-remain-char-count="2" fo:hyphenation-push-char-count="2"/>
    </style:style>
    <style:style style:name="P31" style:family="paragraph" style:parent-style-name="Standard" style:master-page-name="Standard">
      <style:paragraph-properties fo:margin-top="0cm" fo:margin-bottom="0cm" style:page-number="auto"/>
    </style:style>
    <style:style style:name="P32" style:family="paragraph" style:parent-style-name="Standard" style:list-style-name="WWNum1">
      <style:paragraph-properties fo:hyphenation-ladder-count="no-limit"/>
      <style:text-properties fo:hyphenate="false" fo:hyphenation-remain-char-count="2" fo:hyphenation-push-char-count="2"/>
    </style:style>
    <style:style style:name="P33" style:family="paragraph" style:parent-style-name="Standard" style:list-style-name="WWNum1">
      <style:paragraph-properties fo:hyphenation-ladder-count="no-limit"/>
      <style:text-properties fo:font-weight="bold" style:font-weight-asian="bold" fo:hyphenate="false" fo:hyphenation-remain-char-count="2" fo:hyphenation-push-char-count="2"/>
    </style:style>
    <style:style style:name="P34" style:family="paragraph" style:parent-style-name="Standard" style:list-style-name="WWNum8">
      <style:paragraph-properties fo:line-height="115%" fo:text-align="justify" style:justify-single-word="false"/>
      <style:text-properties fo:font-weight="bold" style:font-weight-asian="bold" style:font-weight-complex="bold"/>
    </style:style>
    <style:style style:name="P35" style:family="paragraph" style:parent-style-name="Standard" style:list-style-name="WWNum1">
      <style:paragraph-properties fo:hyphenation-ladder-count="no-limit"/>
      <style:text-properties style:font-weight-complex="bold" fo:hyphenate="false" fo:hyphenation-remain-char-count="2" fo:hyphenation-push-char-count="2"/>
    </style:style>
    <style:style style:name="P36" style:family="paragraph" style:parent-style-name="Standard" style:list-style-name="WWNum8">
      <style:paragraph-properties fo:hyphenation-ladder-count="no-limit">
        <style:tab-stops>
          <style:tab-stop style:position="1.27cm"/>
          <style:tab-stop style:position="1.429cm"/>
          <style:tab-stop style:position="15.743cm" style:type="right"/>
        </style:tab-stops>
      </style:paragraph-properties>
      <style:text-properties style:font-name="Times New Roman" fo:font-size="12pt" fo:language="en" fo:country="US" style:font-name-asian="Times New Roman1" style:font-size-asian="12pt" style:language-asian="ar" style:country-asian="SA" style:font-name-complex="Times New Roman1" style:font-size-complex="12pt" fo:hyphenate="false" fo:hyphenation-remain-char-count="2" fo:hyphenation-push-char-count="2"/>
    </style:style>
    <style:style style:name="P37" style:family="paragraph" style:parent-style-name="Standard" style:list-style-name="WWNum8">
      <style:paragraph-properties fo:line-height="115%" fo:text-align="justify" style:justify-single-word="false"/>
      <style:text-properties style:font-name="Times New Roman" fo:font-size="12pt" style:font-size-asian="12pt" style:font-size-complex="12pt" style:font-weight-complex="bold"/>
    </style:style>
    <style:style style:name="P38" style:family="paragraph" style:parent-style-name="Standard" style:list-style-name="WWNum8">
      <style:paragraph-properties fo:line-height="115%" fo:text-align="justify" style:justify-single-word="false"/>
      <style:text-properties style:font-name="Times New Roman" fo:font-size="12pt" style:font-size-asian="12pt" style:font-size-complex="12pt"/>
    </style:style>
    <style:style style:name="P39" style:family="paragraph" style:parent-style-name="Standard" style:list-style-name="WWNum8">
      <style:paragraph-properties fo:text-align="justify" style:justify-single-word="false"/>
      <style:text-properties style:font-name="Times New Roman" fo:font-size="12pt" style:font-size-asian="12pt" style:font-size-complex="12pt"/>
    </style:style>
    <style:style style:name="P40" style:family="paragraph" style:parent-style-name="Standard" style:list-style-name="WWNum8">
      <style:paragraph-properties fo:line-height="110%"/>
      <style:text-properties style:font-name="Times New Roman" fo:font-size="12pt" style:font-size-asian="12pt"/>
    </style:style>
    <style:style style:name="P41" style:family="paragraph" style:parent-style-name="Standard" style:list-style-name="WWNum8">
      <style:paragraph-properties fo:line-height="115%" fo:text-align="justify" style:justify-single-word="false"/>
    </style:style>
    <style:style style:name="P42" style:family="paragraph" style:parent-style-name="Standard" style:list-style-name="WWNum8">
      <style:paragraph-properties fo:text-align="justify" style:justify-single-word="false" fo:orphans="0" fo:widows="0">
        <style:tab-stops>
          <style:tab-stop style:position="0.953cm"/>
        </style:tab-stops>
      </style:paragraph-properties>
    </style:style>
    <style:style style:name="P43" style:family="paragraph" style:parent-style-name="Standard" style:list-style-name="WWNum8">
      <style:paragraph-properties fo:line-height="115%" fo:padding="0cm" fo:border="none"/>
    </style:style>
    <style:style style:name="P44" style:family="paragraph" style:parent-style-name="Standard" style:list-style-name="WWNum8">
      <style:paragraph-properties fo:text-align="justify" style:justify-single-word="false" fo:orphans="0" fo:widows="0" fo:padding="0cm" fo:border="none">
        <style:tab-stops>
          <style:tab-stop style:position="0.953cm"/>
        </style:tab-stops>
      </style:paragraph-properties>
      <style:text-properties style:font-name="Times New Roman" fo:font-size="12pt" style:font-size-asian="12pt" style:font-size-complex="12pt"/>
    </style:style>
    <style:style style:name="P45" style:family="paragraph" style:parent-style-name="List_20_Paragraph" style:list-style-name="WWNum15">
      <style:paragraph-properties fo:margin-top="0cm" fo:margin-bottom="0cm" fo:line-height="100%"/>
      <style:text-properties style:font-name="Times New Roman" fo:font-size="12pt" style:font-size-asian="12pt" style:font-size-complex="12pt" style:font-weight-complex="bold"/>
    </style:style>
    <style:style style:name="P46" style:family="paragraph" style:parent-style-name="List_20_Paragraph" style:list-style-name="WWNum8">
      <style:paragraph-properties fo:margin-top="0cm" fo:margin-bottom="0cm" fo:text-align="justify" style:justify-single-word="false"/>
      <style:text-properties style:font-name="Times New Roman" fo:font-size="12pt" style:font-size-asian="12pt" style:font-size-complex="12pt" style:font-weight-complex="bold"/>
    </style:style>
    <style:style style:name="P47" style:family="paragraph" style:parent-style-name="List_20_Paragraph" style:list-style-name="WWNum16">
      <style:paragraph-properties fo:margin-top="0cm" fo:margin-bottom="0cm" fo:line-height="100%" fo:text-align="justify" style:justify-single-word="false"/>
      <style:text-properties style:font-name="Times New Roman" fo:font-size="12pt" style:font-size-asian="12pt" style:font-size-complex="12pt"/>
    </style:style>
    <style:style style:name="T1" style:family="text">
      <style:text-properties style:font-name="Times New Roman" fo:font-size="16pt" fo:font-weight="bold" style:font-size-asian="16pt" style:font-weight-asian="bold" style:font-size-complex="16pt"/>
    </style:style>
    <style:style style:name="T2" style:family="text">
      <style:text-properties style:font-name="Times New Roman" fo:font-size="15pt" fo:font-weight="bold" style:font-size-asian="15pt" style:font-weight-asian="bold" style:font-size-complex="15pt"/>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weight-asian="bold"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language="en" fo:country="US" style:font-name-asian="Times New Roman1" style:font-size-asian="12pt" style:language-asian="ar" style:country-asian="SA" style:font-name-complex="Times New Roman1" style:font-size-complex="10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4pt" style:text-underline-style="none" style:font-size-asian="14pt" style:font-size-complex="14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font-name="Verdana" fo:font-size="9pt" style:font-size-asian="9pt" style:font-size-complex="9pt"/>
    </style:style>
    <style:style style:name="T13" style:family="text">
      <style:text-properties style:font-name="Verdana" fo:font-size="9pt" style:font-size-asian="9pt" style:font-size-complex="9pt" style:font-weight-complex="bold"/>
    </style:style>
    <style:style style:name="T14" style:family="text">
      <style:text-properties style:font-name="Verdana" fo:font-size="9pt" style:font-size-asian="9pt" style:font-name-complex="Century Gothic" style:font-size-complex="9pt"/>
    </style:style>
    <style:style style:name="T15" style:family="text">
      <style:text-properties style:font-name="Verdana" fo:font-size="9pt" fo:font-weight="bold" style:font-size-asian="9pt" style:font-weight-asian="bold" style:font-size-complex="9pt"/>
    </style:style>
    <style:style style:name="T16" style:family="text">
      <style:text-properties style:font-name="Verdana" fo:font-size="9pt" fo:font-weight="bold" style:font-size-asian="9pt" style:font-weight-asian="bold" style:font-size-complex="9pt" style:font-weight-complex="bold"/>
    </style:style>
    <style:style style:name="T17" style:family="text">
      <style:text-properties style:font-name="Verdana" fo:font-size="9pt" fo:font-weight="bold" style:font-size-asian="9pt" style:font-weight-asian="bold" style:font-name-complex="Century Gothic" style:font-size-complex="9pt" style:font-weight-complex="bold"/>
    </style:style>
    <style:style style:name="T18" style:family="text">
      <style:text-properties fo:text-transform="uppercase" style:font-name="Times New Roman" fo:font-size="12pt" fo:font-weight="bold" style:font-size-asian="12pt" style:font-weight-asian="bold" style:font-size-complex="12pt"/>
    </style:style>
    <style:style style:name="T19" style:family="text">
      <style:text-properties fo:color="#000000" style:font-name="Times New Roman" fo:font-size="12pt" fo:language="en" fo:country="US" style:font-name-asian="Times New Roman1" style:font-size-asian="12pt" style:language-asian="ar" style:country-asian="SA" style:font-name-complex="Times New Roman1" style:font-size-complex="10pt" style:font-weight-complex="bold"/>
    </style:style>
    <style:style style:name="T20" style:family="text">
      <style:text-properties fo:color="#000000" style:font-name="Times New Roman" fo:font-size="12pt" style:font-size-asian="12pt" style:font-size-complex="12pt"/>
    </style:style>
    <style:style style:name="T2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Arial1" fo:font-size="10pt" style:font-size-asian="10pt"/>
    </style:style>
    <style:style style:name="T24" style:family="text">
      <style:text-properties fo:font-weight="normal" style:font-weight-asian="normal" style:font-weight-complex="normal"/>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ge-content"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P19"><text:tab/><text:tab/><text:tab/><text:tab/><text:tab/><text:tab/><text:tab/><text:tab/><text:tab/><text:tab/><text:tab/><text:span text:style-name="T1">RUCHI KHARE</text:span></text:p>
      <text:p text:style-name="P27">+917619413722</text:p>
      <text:p text:style-name="P27">Ruchee.khare@gmail.com</text:p>
      <text:p text:style-name="Standard"/>
      <table:table table:name="Table1" table:style-name="Table1">
        <table:table-column table:style-name="Table1.A"/>
        <table:table-row table:style-name="Table1.1">
          <table:table-cell table:style-name="Table1.A1" office:value-type="string">
            <text:p text:style-name="P10">Work Experience:</text:p>
            <text:p text:style-name="Standard"><text:span text:style-name="T3">Organization <text:s text:c="24"/>: </text:span><text:span text:style-name="T5">TestYantra</text:span><text:span text:style-name="T4"> <text:s/>Pvt. Ltd.</text:span></text:p>
            <text:p text:style-name="P2">Duration <text:s text:c="31"/>: June-2017 to till date.</text:p>
            <text:p text:style-name="P2">Designation <text:s text:c="26"/>: Sr. Software Engineer.</text:p>
            <text:p text:style-name="P1"/>
            <text:p text:style-name="Standard"><text:span text:style-name="T3">Organization <text:s text:c="24"/>: </text:span><text:span text:style-name="T4">Sterlite Technologies Pvt. Ltd.</text:span></text:p>
            <text:p text:style-name="P2">Duration <text:s text:c="31"/>: June-2015 to May-2017.</text:p>
            <text:p text:style-name="P2">Designation <text:s text:c="26"/>: Sr. Software Engineer.</text:p>
            <text:p text:style-name="P2"/>
            <text:p text:style-name="Standard"><text:span text:style-name="T3">Organization <text:s text:c="24"/>: </text:span><text:span text:style-name="T4">MindCraft Solutions Pvt. Ltd.</text:span></text:p>
            <text:p text:style-name="P2">Duration <text:s text:c="31"/>: Feb-2015 to June-2015.</text:p>
            <text:p text:style-name="P2">Designation <text:s text:c="26"/>: Software Engineer.</text:p>
            <text:p text:style-name="P1"/>
            <text:p text:style-name="Standard"><text:span text:style-name="T3">Organization <text:s text:c="24"/>: </text:span><text:span text:style-name="T4">Indglobal Consultancy Solutions.</text:span></text:p>
            <text:p text:style-name="P5">Duration <text:s text:c="31"/>: Jan-2013 <text:s/>to Feb-2015.</text:p>
            <text:p text:style-name="P5">Designation <text:s text:c="26"/>: Software Engineer.</text:p>
            <text:p text:style-name="P1"/>
            <text:p text:style-name="P10">Experience Summary:</text:p>
            <text:p text:style-name="P10"/>
            <text:list xml:id="list716924267074635817" text:style-name="WWNum1">
              <text:list-item>
                <text:p text:style-name="P32">Overall <text:s/><text:span text:style-name="T9"><text:s/>3.8 </text:span><text:span text:style-name="T10">years </text:span>of experience in<text:span text:style-name="T10"> Software Quality Assurance</text:span><text:span text:style-name="T11">,</text:span> <text:span text:style-name="T10">Manual </text:span><text:span text:style-name="T11">and</text:span><text:span text:style-name="T10"> Automation Testing.</text:span></text:p>
              </text:list-item>
              <text:list-item>
                <text:p text:style-name="P32"><text:span text:style-name="T10">2.5 years</text:span><text:span text:style-name="T11"> of experience in </text:span><text:span text:style-name="T10">Black-Box, Sanity Testing, End-to End testing, Functional testing, Integration testing, Regression testing, <text:s text:c="2"/>smoke <text:s text:c="2"/>testing.</text:span></text:p>
              </text:list-item>
              <text:list-item>
                <text:p text:style-name="P32"><text:span text:style-name="T11">Hands on experience</text:span><text:span text:style-name="T10"> </text:span><text:span text:style-name="T11">in</text:span><text:span text:style-name="T10"> Manual Testing, Functional Testing and Regression, Integration Testing, End</text:span></text:p>
              </text:list-item>
            </text:list>
            <text:p text:style-name="P30"><text:soft-page-break/>to-End <text:s text:c="2"/>testing, Smoke Testing, <text:s/>compatibility Testing, Retesting, System testing.</text:p>
            <text:list xml:id="list31238786" text:continue-numbering="true" text:style-name="WWNum1">
              <text:list-item>
                <text:p text:style-name="P32"><text:span text:style-name="T10">1.5 years </text:span><text:span text:style-name="T11">of experience </text:span>in <text:span text:style-name="T9">Automation Testing</text:span> using<text:span text:style-name="T11"> </text:span><text:span text:style-name="T10">Selenium Web Driver</text:span></text:p>
              </text:list-item>
              <text:list-item>
                <text:p text:style-name="P32"><text:span text:style-name="T24">Hands on experience to generate</text:span><text:span text:style-name="T10"> Custom HTML</text:span><text:span text:style-name="T24"> </text:span><text:span text:style-name="T10">Automation</text:span><text:span text:style-name="T24"> report.</text:span></text:p>
              </text:list-item>
              <text:list-item>
                <text:p text:style-name="P32">Hands on experience <text:s text:c="2"/>in <text:s text:c="2"/><text:span text:style-name="T9">Xpath and Locators.</text:span></text:p>
              </text:list-item>
              <text:list-item>
                <text:p text:style-name="P32">Hands on experience<text:span text:style-name="T9"> to handle all the popup.</text:span></text:p>
              </text:list-item>
              <text:list-item>
                <text:p text:style-name="P32">Worked on<text:span text:style-name="T9"> AUTOIT.</text:span></text:p>
              </text:list-item>
              <text:list-item>
                <text:p text:style-name="P32">Worked on <text:span text:style-name="T9">Page Object Model.</text:span></text:p>
              </text:list-item>
              <text:list-item>
                <text:p text:style-name="P32">Worked with <text:span text:style-name="T9">POI for Excel.</text:span></text:p>
              </text:list-item>
              <text:list-item>
                <text:p text:style-name="P32">Worked with<text:span text:style-name="T9"> Jenkins tool, gitHub <text:s/>, Maven.</text:span></text:p>
              </text:list-item>
              <text:list-item>
                <text:p text:style-name="P32">Hands on experience in<text:span text:style-name="T9"> Selenium Grid.</text:span></text:p>
              </text:list-item>
              <text:list-item>
                <text:p text:style-name="P33">Hands on experience <text:s text:c="2"/>to handle <text:s text:c="2"/>listbox , handling frames.</text:p>
              </text:list-item>
              <text:list-item>
                <text:p text:style-name="P33">Worked on <text:s text:c="2"/>Hybrid Framework (implementation and execution).</text:p>
              </text:list-item>
              <text:list-item>
                <text:p text:style-name="P33">Expertise in Data Driven Framework ,Method Driven Framework ,Hybrid framework using <text:s/>Selenium Web Driver.</text:p>
              </text:list-item>
              <text:list-item>
                <text:p text:style-name="P32">Experience<text:span text:style-name="T9"> </text:span>in<text:span text:style-name="T9"> TestNG </text:span>Framework<text:span text:style-name="T9">.</text:span></text:p>
              </text:list-item>
              <text:list-item>
                <text:p text:style-name="P32">Experience <text:s text:c="2"/>in<text:span text:style-name="T9"> creating <text:s text:c="2"/>, analyzing &amp; maintaining <text:s text:c="2"/>Automation Test Scripts </text:span>using<text:span text:style-name="T9"> Selenium Webdriver.</text:span></text:p>
              </text:list-item>
              <text:list-item>
                <text:p text:style-name="P32">Experience of working on<text:span text:style-name="T9"> SVN , <text:s/>Apache Maven.</text:span></text:p>
              </text:list-item>
              <text:list-item>
                <text:p text:style-name="P32">Experience of Testing<text:span text:style-name="T9"> <text:s text:c="2"/>Web and Window-Based -applications.</text:span></text:p>
              </text:list-item>
              <text:list-item>
                <text:p text:style-name="P32"><text:span text:style-name="grncol">Expert in Software Testing, </text:span><text:span text:style-name="grncol"><text:span text:style-name="T9">Creation </text:span></text:span><text:span text:style-name="grncol">of</text:span><text:span text:style-name="grncol"><text:span text:style-name="T9"> effective test data</text:span></text:span><text:span text:style-name="grncol">, <text:s/></text:span><text:span text:style-name="grncol"><text:span text:style-name="T9">Expert</text:span></text:span><text:span text:style-name="grncol"> in</text:span><text:span text:style-name="grncol"><text:span text:style-name="T9"> identifying different scenarios </text:span></text:span><text:span text:style-name="grncol">and</text:span><text:span text:style-name="grncol"><text:span text:style-name="T9"> Writing effective test cases</text:span></text:span><text:span text:style-name="grncol">, Test Reporting,</text:span> <text:span text:style-name="grncol">Requirements Analysis, Quality Management, Defect Management.</text:span></text:p>
              </text:list-item>
              <text:list-item>
                <text:p text:style-name="P32"><text:span text:style-name="grncol">Actively involved in all</text:span><text:span text:style-name="grncol"><text:span text:style-name="T9"> </text:span></text:span><text:span text:style-name="grncol">the stages of</text:span><text:span text:style-name="grncol"><text:span text:style-name="T9"> Software Testing Life Cycle.</text:span></text:span></text:p>
              </text:list-item>
              <text:list-item>
                <text:p text:style-name="P32"><text:span text:style-name="grncol"><text:span text:style-name="T9">Well versed in Defect Tracking <text:s/>&amp; effective Bug Reporting</text:span></text:span></text:p>
              </text:list-item>
              <text:list-item>
                <text:p text:style-name="P32">Expert in<text:span text:style-name="T9"> Requirement Traceability Matrix(RTM), </text:span>Requirement Coverage</text:p>
              </text:list-item>
              <text:list-item>
                <text:p text:style-name="P32"><text:span text:style-name="T11">Experienced in</text:span><text:span text:style-name="T10"> preparation and review of Test Scenarios and Test Cases,</text:span> <text:span text:style-name="T10">Test Execution, Test Results Reporting, Defect Reporting, Test summary Report, and other activities related to test planning and execution </text:span><text:span text:style-name="T11">with concentration on requirements analysis,</text:span> <text:span text:style-name="T11">development and implementation of test scenarios.</text:span></text:p>
              </text:list-item>
              <text:list-item>
                <text:p text:style-name="P32"><text:span text:style-name="T11">Expert in</text:span><text:span text:style-name="T10"> Ad Hoc, Functional, Build Verification Testing(Smoke Testing), Sanity, Regression, Integration</text:span><text:span text:style-name="T11"> and </text:span><text:span text:style-name="T10">Exploratory Testing</text:span></text:p>
              </text:list-item>
              <text:list-item>
                <text:p text:style-name="P35"/>
              </text:list-item>
              <text:list-item>
                <text:p text:style-name="P32"><text:soft-page-break/><text:span text:style-name="T11">Well acquainted with</text:span><text:span text:style-name="T10"> Manual Testing Methodologies</text:span><text:span text:style-name="T11">&amp; possess knowledge of</text:span><text:span text:style-name="T10"> Software Development Life Cycle (SDLC), Software Test Life Cycle (STLC) and Defect Life Cycle.</text:span></text:p>
              </text:list-item>
              <text:list-item>
                <text:p text:style-name="P32"><text:span text:style-name="T11">Exposure to</text:span><text:span text:style-name="T10"> Test Management and Bug Tracking Tools like Jira , Confluence and actively involved in </text:span><text:span text:style-name="T10">Backend Database Testing using Oracle 10g, SQL.</text:span></text:p>
              </text:list-item>
              <text:list-item>
                <text:p text:style-name="P35">Experienced in maintaining and installing server for the production environment, deployment on Windows 7 R2 server.</text:p>
              </text:list-item>
              <text:list-item>
                <text:p text:style-name="P32"><text:span text:style-name="T10">Team player</text:span><text:span text:style-name="T11"> with good managerial skills, </text:span><text:span text:style-name="T10">Quick learner</text:span><text:span text:style-name="T11">, </text:span><text:span text:style-name="T10">Self-motivated and</text:span><text:span text:style-name="T11"> ability to co-ordinate in a team environment with excellent </text:span><text:span text:style-name="T10">interpersonal <text:s text:c="2"/>skills</text:span><text:span text:style-name="T11"> .</text:span></text:p>
              </text:list-item>
              <text:list-item>
                <text:p text:style-name="P32"><text:span text:style-name="T11">Ability to work on </text:span><text:span text:style-name="T10">numerous tasks simultaneously.</text:span></text:p>
              </text:list-item>
              <text:list-item>
                <text:p text:style-name="P32"><text:span text:style-name="T11">Expert in </text:span><text:span text:style-name="T10">Java</text:span><text:span text:style-name="T11">, and Good knowledge of <text:s text:c="2"/></text:span><text:span text:style-name="T10">SQL</text:span><text:span text:style-name="T11"> queries.</text:span></text:p>
              </text:list-item>
            </text:list>
            <text:list xml:id="list8432523965547081719" text:style-name="WWNum8">
              <text:list-item>
                <text:p text:style-name="P36">Involved in Functional, Regression, Ad-hoc testing, performance and load testing.</text:p>
              </text:list-item>
              <text:list-item>
                <text:p text:style-name="P41"><text:span text:style-name="T3">Good knowledge of</text:span><text:span text:style-name="T4"> PLSQL, SQL Server</text:span></text:p>
              </text:list-item>
              <text:list-item>
                <text:p text:style-name="P41"><text:span text:style-name="T3">Hand on experience <text:s text:c="2"/>in </text:span><text:span text:style-name="T4">JAVA</text:span><text:span text:style-name="T3">.</text:span></text:p>
              </text:list-item>
              <text:list-item>
                <text:p text:style-name="P41"><text:span text:style-name="T3">Good programming knowledge in JAVA </text:span><text:span text:style-name="T4">Multithreading</text:span></text:p>
              </text:list-item>
              <text:list-item>
                <text:p text:style-name="P37">Understanding in creating SQL Queries, Stored Procedures, Views, Triggers in ORACLE/SQL Server 2005/2008.</text:p>
              </text:list-item>
              <text:list-item>
                <text:p text:style-name="P38">Ability to quickly adapt to different project environments and an excellent team member.</text:p>
                <text:p text:style-name="P34"><text:span text:style-name="T8">JavaScript Skills</text:span><text:span text:style-name="T3">: </text:span></text:p>
              </text:list-item>
              <text:list-item>
                <text:p text:style-name="P34"><text:span text:style-name="T7">Efficient knowledge on </text:span><text:span text:style-name="T3">JavaScript Functions</text:span><text:span text:style-name="T7"> and </text:span><text:span text:style-name="T3">type of functions.</text:span></text:p>
              </text:list-item>
              <text:list-item>
                <text:p text:style-name="P34"><text:span text:style-name="T7">Familiar with </text:span><text:span text:style-name="T3">Arrow</text:span><text:span text:style-name="T7"> functions and </text:span><text:span text:style-name="T3">builtin</text:span><text:span text:style-name="T7"> methods in array.</text:span></text:p>
              </text:list-item>
              <text:list-item>
                <text:p text:style-name="P34"><text:span text:style-name="T7">Efficient knowledge </text:span><text:span text:style-name="T3">Objects creation</text:span><text:span text:style-name="T7">, </text:span><text:span text:style-name="T3">Object Define Property</text:span><text:span text:style-name="T7">, and</text:span><text:span text:style-name="T3"> Prototypes.</text:span></text:p>
              </text:list-item>
              <text:list-item>
                <text:p text:style-name="P34"><text:span text:style-name="T7">Familiar with </text:span><text:span text:style-name="T3">data types , variable hoisting, scope.</text:span></text:p>
              </text:list-item>
              <text:list-item>
                <text:p text:style-name="P34"><text:span text:style-name="T7">Familiar with </text:span><text:span text:style-name="T3">Promisces ,callback functions</text:span><text:span text:style-name="T7"> and </text:span><text:span text:style-name="T3">JSON Object.</text:span></text:p>
              </text:list-item>
              <text:list-item>
                <text:p text:style-name="P34"><text:span text:style-name="T7">Basic <text:s/>knowledge on</text:span><text:span text:style-name="T3"> NODEJS-Mocha</text:span><text:span text:style-name="T7"> framework with </text:span><text:span text:style-name="T3">chai Assertion</text:span><text:span text:style-name="T7"> using node Project.</text:span></text:p>
              </text:list-item>
              <text:list-item>
                <text:p text:style-name="P34"><text:span text:style-name="T7">Basic knowledge of <text:s/></text:span><text:span text:style-name="T3">Stringy</text:span><text:span text:style-name="T7"> and</text:span><text:span text:style-name="T3"> Parsing concept .</text:span></text:p>
              </text:list-item>
            </text:list>
            <text:p text:style-name="P29"/>
            <text:p text:style-name="P28">SOFTWARE PROFICIENCY</text:p>
            <text:p text:style-name="P15"><text:soft-page-break/></text:p>
            <text:p text:style-name="P13"><text:span text:style-name="T15"><text:s text:c="6"/>Process <text:s text:c="32"/>: <text:s text:c="4"/></text:span><text:span text:style-name="T12">Application Testing, Manual Testing, Automation Testing</text:span></text:p>
            <text:p text:style-name="P13"><text:span text:style-name="T15"><text:s text:c="6"/>Test Management tool <text:s text:c="8"/>: <text:s text:c="5"/></text:span><text:span text:style-name="T12">HP Quality Centre.</text:span></text:p>
            <text:p text:style-name="P13"><text:span text:style-name="T16"><text:s text:c="6"/>Defect Reporting Tool <text:s text:c="9"/>: <text:s text:c="5"/></text:span><text:span text:style-name="T13"><text:s/>BugZilla , <text:s/>Jira .</text:span></text:p>
            <text:p text:style-name="P13"><text:span text:style-name="T15"><text:s text:c="6"/>Software Testing Skills <text:s text:c="7"/>: <text:s text:c="5"/></text:span><text:span text:style-name="T12">Manual Testing, SDLC, Test Life Cycle, Automation Testing using . <text:s text:c="27"/></text:span></text:p>
            <text:p text:style-name="P13"><text:span text:style-name="T16"><text:s text:c="6"/>Operating System <text:s text:c="15"/>: <text:s text:c="4"/></text:span><text:span text:style-name="T12">Windows XP / 7/ 8 /10, 2003 Server. </text:span></text:p>
            <text:p text:style-name="P13"><text:span text:style-name="T16"><text:s text:c="6"/>Programming Languages <text:s text:c="4"/></text:span><text:span text:style-name="T17">:</text:span><text:span text:style-name="T14"><text:tab/></text:span><text:span text:style-name="T12">Java</text:span></text:p>
            <text:p text:style-name="P13"><text:span text:style-name="T16"><text:s text:c="6"/>RDBMS <text:s text:c="33"/>:</text:span><text:span text:style-name="T12"><text:tab/>ORACLE, SQL SERVER, MySQL.</text:span></text:p>
            <text:p text:style-name="P13"><text:span text:style-name="T16"><text:s text:c="6"/>Packages <text:s text:c="30"/>: <text:s text:c="4"/></text:span><text:span text:style-name="T12">MS-Office, MS-Outlook.</text:span></text:p>
            <text:p text:style-name="P13"><text:span text:style-name="T15"><text:s text:c="6"/>Automation Tool<text:tab/> <text:s text:c="16"/>:</text:span><text:span text:style-name="T12"> <text:s text:c="4"/>Selenium Web Driver</text:span></text:p>
            <text:p text:style-name="P13"><text:span text:style-name="T15"><text:s text:c="3"/></text:span><text:span text:style-name="T12"><text:s text:c="2"/></text:span><text:span text:style-name="T15"><text:s/>Other Tools <text:s text:c="26"/>:</text:span><text:span text:style-name="T12"> <text:s text:c="4"/>AutoIT , TestNG, Jenkins, gitHub, SVN, Maven, Selenium Grid , Hybrid. <text:s text:c="4"/></text:span></text:p>
            <text:p text:style-name="P10"><text:s text:c="51"/></text:p>
            <text:p text:style-name="P9"/>
            <text:p text:style-name="P1"/>
            <text:p text:style-name="P1"/>
            <text:p text:style-name="P9">Education Credential:</text:p>
            <text:list xml:id="list31254250" text:continue-numbering="true" text:style-name="WWNum8">
              <text:list-item>
                <text:p text:style-name="P40">Bachelor of Engineering in Computer Science with Honors (77.5%) from R.G.P.V. University Bhopal (M.P.) in 2011.</text:p>
              </text:list-item>
              <text:list-item>
                <text:p text:style-name="P40">H.S.C. with 76.40% from M.P. Board Bhopal (M.P.) in 2006.</text:p>
              </text:list-item>
              <text:list-item>
                <text:p text:style-name="P40">S.S.C. with 76.80% from M.P. Board Bhopal (M.P.) in 2004.</text:p>
              </text:list-item>
            </text:list>
            <text:p text:style-name="P1"/>
            <text:p text:style-name="P10">Project Worked:</text:p>
            <text:p text:style-name="P10"/>
            <text:p text:style-name="Standard"><text:span text:style-name="T18">Project </text:span><text:span text:style-name="T4">Title <text:s text:c="21"/>: Mauritius Telecom</text:span></text:p>
            <text:p text:style-name="P6">Duration <text:s text:c="35"/>: <text:s/>June-2015 till now.</text:p>
            <text:p text:style-name="P6">Position <text:s text:c="36"/>: <text:s/>Senior Test Engineer</text:p>
            <text:p text:style-name="P6">Technologies <text:s text:c="29"/>: JAVA, JBOSS, ORACLE, Web Server Tomcat 4.1.</text:p>
            <text:p text:style-name="P6">Back End <text:s text:c="34"/>: <text:s/>Oracle.</text:p>
            <text:p text:style-name="P21"><text:s/></text:p>
            <text:p text:style-name="P16"><text:span text:style-name="T4">Description</text:span><text:span text:style-name="T3"> :</text:span><text:span text:style-name="T19">Mapping of all existing Mauritius Telecom Tariff Plans with CRESTEL product.CRESTEL (Multilingual &amp; Multi Currency) is a real time carrier-grade Billing, Customer Care, </text:span><text:soft-page-break/><text:span text:style-name="T19">Mediation and Provisioning platform, that enables ISP, broadband, IP-based service providers, Web and service portals, to manage and profit from application, media and communication services offered directly and through distribution channels.</text:span></text:p>
            <text:p text:style-name="Standard"><text:span text:style-name="T21">Roles and Responsibilities</text:span><text:span text:style-name="T22">:</text:span></text:p>
            <text:list xml:id="list6833807929066574027" text:style-name="WWNum15">
              <text:list-item>
                <text:p text:style-name="P45">Responsible for selecting test cases for Automation.</text:p>
              </text:list-item>
              <text:list-item>
                <text:p text:style-name="P45">Responsible for writing POM class.</text:p>
              </text:list-item>
              <text:list-item>
                <text:p text:style-name="P45">Involved in generating <text:span text:style-name="T9">Custom <text:s/>Automation Reports </text:span>according to clients requirements. </text:p>
              </text:list-item>
              <text:list-item>
                <text:p text:style-name="P45">Responsible for developing test Classes.</text:p>
              </text:list-item>
              <text:list-item>
                <text:p text:style-name="P45">Preparing test data.</text:p>
              </text:list-item>
              <text:list-item>
                <text:p text:style-name="P45">Responsible for reviewing the scripts.</text:p>
              </text:list-item>
              <text:list-item>
                <text:p text:style-name="P45">Responsible for maintaining framework and gitHub.</text:p>
              </text:list-item>
              <text:list-item>
                <text:p text:style-name="P45">Responsible for integrating framework with Jenkins.</text:p>
              </text:list-item>
              <text:list-item>
                <text:p text:style-name="P45">Analyzing the execution result.</text:p>
              </text:list-item>
              <text:list-item>
                <text:p text:style-name="P45">Responsible for preparing execution report.</text:p>
              </text:list-item>
              <text:list-item>
                <text:p text:style-name="P45">Provided KT at training newly joined.</text:p>
              </text:list-item>
              <text:list-item>
                <text:p text:style-name="P45">Prepared automation related documents.</text:p>
              </text:list-item>
              <text:list-item>
                <text:p text:style-name="P45">Responsible for setting up Selenium Grid.</text:p>
              </text:list-item>
              <text:list-item>
                <text:p text:style-name="P45">Provide demo to client. </text:p>
              </text:list-item>
            </text:list>
            <text:p text:style-name="P12"><text:tab/></text:p>
            <text:p text:style-name="Standard"/>
            <text:p text:style-name="P14"><text:span text:style-name="T18">Project <text:s text:c="2"/>Title</text:span><text:span text:style-name="T4"> <text:s/>: Obligation Shared Business Service (SBS).</text:span></text:p>
            <text:p text:style-name="P14"><text:span text:style-name="T3">Client <text:s text:c="40"/>: <text:s/></text:span><text:span text:style-name="T20">HP</text:span></text:p>
            <text:p text:style-name="P6">Duration <text:s text:c="36"/>: <text:s/>Feb-2015 June 2015.</text:p>
            <text:p text:style-name="P6">Position <text:s text:c="37"/>: <text:s/>Senior Test Engineer</text:p>
            <text:p text:style-name="P14"><text:span text:style-name="T3">Technologies <text:s text:c="29"/>: <text:s/>Core </text:span><text:span text:style-name="T23">Java, J2EE, JSP, Web Services, Spring, Servlet, Hibernate, HTML, <text:tab/><text:tab/><text:tab/><text:tab/><text:tab/> <text:s text:c="6"/>CSS, JQuery, Junit, Maven, Strusts, SVN, TestNG framework.</text:span></text:p>
            <text:p text:style-name="P6">Back End <text:s text:c="35"/>: <text:s/>Oracle 10g.</text:p>
            <text:p text:style-name="P20"><text:span text:style-name="T3"><text:s text:c="3"/>Role and Responsibility <text:s text:c="12"/>:</text:span><text:span text:style-name="T6">Manual testing of Web services, Load Testing of Web services.</text:span></text:p>
            <text:p text:style-name="P13"><text:span text:style-name="T3">Description <text:s text:c="23"/>:</text:span><text:span text:style-name="T19">Obligation Shared Business Service (SBS) is a foundational SBS that supports Contract, Fixed CarePack and Warranty service obligation retrieval. SBS follows layered architecture for example Service Implementation layer, request validation layer, Orchestration layer, Data Service Management layer and Data Services layer.</text:span></text:p>
            <text:p text:style-name="P13"><text:span text:style-name="T19">The Service Implementation layer defines the request and response types exposed to clients of the SBS, and implements the methods of the SBS service interface. The request validation layer applies syntactic validation and applicable business rule validation to client requests. The Orchestration layer is responsible for implementing the business rules defined for the SBS which specify how <text:s/>to execute the methods of the SBS service interface <text:s/>by calling one or more Data Services and composing the responses from the Data Services into the response for that SBS method. The composition can compose </text:span><text:span text:style-name="T19">replies from multiple Data Services for different DataServiceTypes, or from multiple instances of Data Services</text:span><text:span text:style-name="T3"> for the same DataServiceType. The Data Service Management layer is the main component </text:span><text:soft-page-break/><text:span text:style-name="T3">covered by this high-level design specification, and is discussed in detail in the following sections. At a high-level, its responsibilities include providing a generic interface to a diverse set of Data Services, reporting on Data Services state, and managing failover for some Data Services. The Data Services layer is responsible for interfacing to the actual DataSources required by the SBS.</text:span></text:p>
            <text:list xml:id="list4128934479448680396" text:style-name="WWNum16">
              <text:list-item>
                <text:p text:style-name="P47">Involved in writing Test script <text:s/>using QC tool.</text:p>
              </text:list-item>
              <text:list-item>
                <text:p text:style-name="P47">Participated in Manual Testing of application.</text:p>
              </text:list-item>
              <text:list-item>
                <text:p text:style-name="P47">Participating in Daily Standup Meeting and managing workflow <text:s/>of the Application.</text:p>
              </text:list-item>
              <text:list-item>
                <text:p text:style-name="P47">Involved in Enhancing and Controlling the Framework.</text:p>
              </text:list-item>
              <text:list-item>
                <text:p text:style-name="P47">Analyzing Requirement</text:p>
              </text:list-item>
              <text:list-item>
                <text:p text:style-name="P47">Generating Test cases for different module and executing them.</text:p>
              </text:list-item>
              <text:list-item>
                <text:p text:style-name="P47">Web Application testing (i.e. User interface Testing, Functional <text:s/>Testing, Regression Testing.</text:p>
              </text:list-item>
              <text:list-item>
                <text:p text:style-name="P47">Track the Bug, Analyze the result and report the bugs.</text:p>
              </text:list-item>
              <text:list-item>
                <text:p text:style-name="P47">Cross Browser Testing.</text:p>
              </text:list-item>
            </text:list>
            <text:p text:style-name="P3"/>
            <text:p text:style-name="P3"/>
            <text:p text:style-name="P3"/>
            <text:p text:style-name="P8">The main objectives for this projects are -</text:p>
            <text:list xml:id="list31239436" text:continue-list="list31254250" text:style-name="WWNum8">
              <text:list-item>
                <text:p text:style-name="P39">Establish a Service Obligation data model covering go forward obligation types (exclude legacy MPS contracts, QUANTUM storage contracts, etc).</text:p>
              </text:list-item>
              <text:list-item>
                <text:p text:style-name="P39"><text:soft-page-break/>Establish Data Access Objects &amp; Data Service for fixed care packs.</text:p>
              </text:list-item>
              <text:list-item>
                <text:p text:style-name="P39">Establish a set of data service for warranties</text:p>
              </text:list-item>
              <text:list-item>
                <text:p text:style-name="P39">Establish a set of data service for GIS contracts.</text:p>
              </text:list-item>
              <text:list-item>
                <text:p text:style-name="P39">Meet the tactical requirements for obligation-based authorizations from the HPSC portal team.</text:p>
              </text:list-item>
              <text:list-item>
                <text:p text:style-name="P39">Lay the groundwork for a future entitlement service that encapsulates business rules currently distributed in the clients (highest level of service, mission critical identification, etc).</text:p>
              </text:list-item>
            </text:list>
            <text:p text:style-name="P3"/>
            <text:p text:style-name="P17"><draw:frame draw:style-name="fr1" draw:name="Frame1" text:anchor-type="paragraph" svg:x="-0.002cm" svg:y="0.002cm" fo:min-width="0.041cm" draw:z-index="0"><draw:text-box fo:min-height="0.041cm"><text:p text:style-name="P23"><text:span text:style-name="T18">Project Title</text:span><text:span text:style-name="T4"> <text:s/>: <text:s/>SMPP CLIENT.</text:span></text:p><text:p text:style-name="P23"><text:span text:style-name="T3">Client <text:s text:c="41"/>:</text:span><text:span text:style-name="T20">Home Product</text:span></text:p><text:p text:style-name="P23"><text:span text:style-name="T3">Duration <text:s text:c="36"/>:</text:span><text:span text:style-name="T23">Jan 2013 – Feb 2015</text:span><text:span text:style-name="T3">.</text:span></text:p><text:p text:style-name="P25">Position <text:s text:c="37"/>: <text:s/>Tester.</text:p><text:p text:style-name="P25">Team Size <text:s text:c="33"/>: <text:s/>4 Members.</text:p><text:p text:style-name="P25">Technologies <text:s text:c="29"/>: <text:s/>CORE JAVA, J2EE, JSP, Servlet , Hibernate, JQuery, <text:s/>HTML, <text:s/>Struts.</text:p><text:p text:style-name="P25">Back End <text:s text:c="35"/>: <text:s/>Oracle 10g.</text:p><text:p text:style-name="P22"><text:s text:c="3"/>Role and Responsibility <text:s text:c="12"/>:Product Testing . <text:s text:c="74"/></text:p><text:p text:style-name="P24">Description <text:s text:c="31"/>:SMPP CLIENT <text:s/>helps in delivering customer value to both </text:p><text:p text:style-name="P26">Enterprise and end users through managing content from divers sources and delivered the processed data to mobile devices. SMPP CLIENT is built around the smpp ver. 3.5 and can be integrated into your existing messaging system or infrastructure with interconnection to other fixed wireless networks. This allows access to built domestic/international SMS delivery through a secure, high capacity SMS Platform. SMPP CLIENT based on a SMPP Server that connects to server through socket connections and sending messages to server. The SMPP Library is set of classes for communication with SMSC using SMPP protocol. It shows how to bind to SMSC, how to send different types of messages (PDUs) to the SMSC (submit, data, cancel etc.), receive a message from SMSC and finally unbind. That’s application based on Logica SMPP API. Supported PDUs</text:p><text:list xml:id="list31239658" text:continue-numbering="true" text:style-name="WWNum8"><text:list-item><text:p text:style-name="P43"><text:span text:style-name="T4">Client to Server: </text:span><text:span text:style-name="T3">bind_transmitter, bind _receiver, bind _transceiver, submit <text:s/>_sm, enquire_link.</text:span></text:p></text:list-item><text:list-item><text:p text:style-name="P43"><text:span text:style-name="T4">Server to Client: </text:span><text:span text:style-name="T3">bind _transmitter _ resp , bind_receiver_resp, bind_transceiver_resp, submit_sm_resp, enquire_link_resp, deliver_sm.</text:span></text:p></text:list-item></text:list></draw:text-box></draw:frame></text:p>
            <text:p text:style-name="P14"><text:span text:style-name="T4">Achievements</text:span><text:span text:style-name="T2">:</text:span></text:p>
            <text:p text:style-name="P1"/>
            <text:list xml:id="list31236610" text:continue-numbering="true" text:style-name="WWNum8">
              <text:list-item>
                <text:p text:style-name="P42"><text:soft-page-break/><text:span text:style-name="T3">Won </text:span><text:span text:style-name="T4">Miss CS award</text:span><text:span text:style-name="T3"> in R.K.D.F. College.</text:span></text:p>
              </text:list-item>
            </text:list>
            <text:p text:style-name="P1"><draw:frame draw:style-name="fr1" draw:name="Frame2" text:anchor-type="paragraph" svg:x="-0.002cm" svg:y="0.002cm" fo:min-width="0.041cm" draw:z-index="1"><draw:text-box fo:min-height="0.041cm"><text:list xml:id="list31248486" text:continue-numbering="true" text:style-name="WWNum8"><text:list-item><text:p text:style-name="P44">Worked as social worker for the welfare of leprosy patients.</text:p></text:list-item></text:list></draw:text-box></draw:frame></text:p>
            <text:p text:style-name="P10">Interest &amp; Hobbies:</text:p>
            <text:p text:style-name="P1"/>
            <text:list xml:id="list31234340" text:continue-numbering="true" text:style-name="WWNum8">
              <text:list-item>
                <text:p text:style-name="P46">Reading Books and Singing, Listening music.</text:p>
              </text:list-item>
            </text:list>
            <text:p text:style-name="P1"/>
            <text:p text:style-name="P10">Declaration:</text:p>
            <text:p text:style-name="P1"/>
            <text:p text:style-name="P4">I hereby declare that above-mentioned are true and best to behalf of my knowledge.</text:p>
            <text:p text:style-name="Standard"/>
            <text:p text:style-name="P7">Ruchi Kha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entury Gothic"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w Cen MT1" svg:font-family="'Tw Cen 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I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margin-top="0cm" fo:margin-bottom="0.318cm" fo:line-height="110%" fo:text-indent="0cm" style:auto-text-indent="false"/>
      <style:text-properties style:font-name="Tw Cen MT" fo:font-size="11.5pt" fo:language="en" fo:country="US" style:font-name-asian="Tw Cen MT1" style:font-size-asian="11.5pt" style:language-asian="ja" style:country-asian="JP" style:font-name-complex="Times New Roman1"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ncol"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482cm" fo:text-indent="-0.635cm" fo:margin-left="1.4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2.54cm" fo:margin-left="1.501cm" fo:margin-right="1.247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icode Technologies</meta:initial-creator>
    <meta:editing-cycles>32</meta:editing-cycles>
    <meta:creation-date>2017-05-22T14:42:00</meta:creation-date>
    <dc:date>2017-07-28T11:06:24.88</dc:date>
    <meta:editing-duration>PT1H10M56S</meta:editing-duration>
    <meta:generator>OpenOffice/4.1.3$Win32 OpenOffice.org_project/413m1$Build-9783</meta:generator>
    <meta:document-statistic meta:table-count="1" meta:image-count="0" meta:object-count="0" meta:page-count="9" meta:paragraph-count="148" meta:word-count="1636" meta:character-count="123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